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5920b" officeooo:paragraph-rsid="0005920b"/>
    </style:style>
    <style:style style:name="P3" style:family="paragraph" style:parent-style-name="Standard">
      <style:paragraph-properties fo:text-align="center" style:justify-single-word="false"/>
      <style:text-properties officeooo:rsid="0005920b" officeooo:paragraph-rsid="0005920b"/>
    </style:style>
    <style:style style:name="P4" style:family="paragraph" style:parent-style-name="Standard">
      <style:text-properties fo:font-style="italic" officeooo:rsid="0005920b" officeooo:paragraph-rsid="0005920b" style:font-style-asian="italic" style:font-style-complex="italic"/>
    </style:style>
    <style:style style:name="P5" style:family="paragraph" style:parent-style-name="Standard">
      <style:text-properties officeooo:rsid="00075ef3" officeooo:paragraph-rsid="00075ef3"/>
    </style:style>
    <style:style style:name="P6" style:family="paragraph" style:parent-style-name="Standard">
      <style:text-properties officeooo:rsid="000824bf" officeooo:paragraph-rsid="000824bf"/>
    </style:style>
    <style:style style:name="P7" style:family="paragraph" style:parent-style-name="Standard">
      <style:text-properties officeooo:rsid="000a56f8" officeooo:paragraph-rsid="000a56f8"/>
    </style:style>
    <style:style style:name="P8" style:family="paragraph" style:parent-style-name="Standard">
      <style:text-properties officeooo:rsid="000db448" officeooo:paragraph-rsid="000db448"/>
    </style:style>
    <style:style style:name="P9" style:family="paragraph" style:parent-style-name="Standard">
      <style:text-properties officeooo:paragraph-rsid="000db448"/>
    </style:style>
    <style:style style:name="P10" style:family="paragraph" style:parent-style-name="Standard">
      <style:text-properties officeooo:rsid="000df048" officeooo:paragraph-rsid="000df048"/>
    </style:style>
    <style:style style:name="T1" style:family="text">
      <style:text-properties officeooo:rsid="001cad05"/>
    </style:style>
    <style:style style:name="T2" style:family="text">
      <style:text-properties officeooo:rsid="00075ef3"/>
    </style:style>
    <style:style style:name="T3" style:family="text">
      <style:text-properties officeooo:rsid="000824bf"/>
    </style:style>
    <style:style style:name="T4" style:family="text">
      <style:text-properties officeooo:rsid="0009f699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09f699"/>
    </style:style>
    <style:style style:name="T8" style:family="text">
      <style:text-properties officeooo:rsid="000bb54a"/>
    </style:style>
    <style:style style:name="T9" style:family="text">
      <style:text-properties officeooo:rsid="000db448"/>
    </style:style>
    <style:style style:name="T10" style:family="text">
      <style:text-properties officeooo:rsid="000df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ath Semantical Qubit</text:p>
      <text:p text:style-name="P3">by Sven Nilsen, 2022</text:p>
      <text:p text:style-name="P2"/>
      <text:p text:style-name="P4">In this paper I introduce a qubit operator for use in Path Semantics.</text:p>
      <text:p text:style-name="P2"/>
      <text:p text:style-name="P2">In the paper “Path Semantical Quality”<text:span text:style-name="T6"><text:reference-ref text:reference-format="text" text:ref-name="path semantical quality">[1]</text:reference-ref></text:span>, I introduced a partial equivalence operator for Path Semantics<text:span text:style-name="T6"><text:reference-ref text:reference-format="text" text:ref-name="path semantics">[2]</text:reference-ref></text:span>. After doing a lot of research in Prop<text:span text:style-name="T6"><text:reference-ref text:reference-format="text" text:ref-name="prop">[3]</text:reference-ref></text:span> and Pocket-Prover<text:span text:style-name="T6"><text:reference-ref text:reference-format="text" text:ref-name="pocket-prover">[4]</text:reference-ref></text:span>, I have come to the conclusion that the special operator for symbolic distinction<text:span text:style-name="T6"><text:reference-ref text:reference-format="text" text:ref-name="symbolic distinction">[5]</text:reference-ref></text:span> `sd` can be replaced, by <text:span text:style-name="T2">using </text:span>a `<text:span text:style-name="T2">qubit</text:span>` operator, <text:span text:style-name="T2">which is written using unary `~`</text:span>:</text:p>
      <text:p text:style-name="P2"/>
      <text:p text:style-name="P2"><text:tab/>sd(a, b)<text:tab/><text:tab/>=&gt;<text:tab/><text:tab/><text:span text:style-name="T2">~</text:span>a<text:span text:style-name="T1"> ⋀ </text:span><text:span text:style-name="T2">~</text:span>b</text:p>
      <text:p text:style-name="P2"/>
      <text:p text:style-name="P2">Such that the definition of path semantical quality is the following:</text:p>
      <text:p text:style-name="P2"/>
      <text:p text:style-name="P2"><text:tab/><text:span text:style-name="T2">a ~~ b<text:tab/></text:span><text:tab/><text:tab/>&lt;=&gt;<text:tab/><text:tab/><text:span text:style-name="T1">(a == b) ⋀ </text:span><text:span text:style-name="T2">~</text:span>a<text:span text:style-name="T1"> ⋀ </text:span><text:span text:style-name="T2">~</text:span>b</text:p>
      <text:p text:style-name="P2"/>
      <text:p text:style-name="P2">It follows that `<text:span text:style-name="T3">qubit</text:span>` <text:span text:style-name="T2">might</text:span> be thought of as self-quality:</text:p>
      <text:p text:style-name="P2"/>
      <text:p text:style-name="P2"><text:tab/><text:span text:style-name="T2">a ~~ a</text:span><text:tab/><text:tab/>&lt;=&gt;<text:tab/><text:tab/><text:span text:style-name="T2">~a</text:span></text:p>
      <text:p text:style-name="P2"/>
      <text:p text:style-name="P5">Hence, `~` and `~~` are equally fundamental for Path Semantics. </text:p>
      <text:p text:style-name="P2"/>
      <text:p text:style-name="P2">The `qubit` operator has the following invariant:</text:p>
      <text:p text:style-name="P2"/>
      <text:p text:style-name="P2"><text:tab/>¬<text:span text:style-name="T3">~a</text:span> == <text:span text:style-name="T3">~¬a</text:span></text:p>
      <text:p text:style-name="P2"/>
      <text:p text:style-name="P2">This corresponds to the normal path<text:span text:style-name="T4">s</text:span><text:span text:style-name="T7"><text:reference-ref text:reference-format="text" text:ref-name="normal paths">[6]</text:reference-ref></text:span>:</text:p>
      <text:p text:style-name="P2"/>
      <text:p text:style-name="P2"><text:tab/><text:span text:style-name="T3">qubit</text:span>[not] &lt;=&gt; <text:span text:style-name="T3">qubit</text:span></text:p>
      <text:p text:style-name="P2"><text:tab/><text:span text:style-name="T4">not[qubit] &lt;=&gt; not</text:span></text:p>
      <text:p text:style-name="P2"/>
      <text:p text:style-name="P6">In classical logic<text:span text:style-name="T6"><text:reference-ref text:reference-format="text" text:ref-name="propositional calculus">[7]</text:reference-ref></text:span>, the `qubit` operator generates a new random proposition that depends on the argument for a single case. This means that some proofs become probabilistic. <text:span text:style-name="T4">To preserve the normal paths, the implementation checks one bit position and flips all bits when the bit is zero, before using it as a seed to a pseudo-random generator which output bits is flipped back if the checked bit was zero.</text:span></text:p>
      <text:p text:style-name="P6"/>
      <text:p text:style-name="P6">In constructive logic<text:span text:style-name="T6"><text:reference-ref text:reference-format="text" text:ref-name="intuitionistic logic">[8]</text:reference-ref></text:span>, the `qubit` operator is simply a 1-avatar<text:span text:style-name="T6"><text:reference-ref text:reference-format="text" text:ref-name="avatar extensions">[9]</text:reference-ref></text:span> that wraps the core proposition into a newtype. A `qubit` can only be assumed and never created directly. This is similar to how `false` behaves in constructive logic as an empty type.</text:p>
      <text:p text:style-name="P6"/>
      <text:p text:style-name="P7">The name “qubit” comes from the intuition that each argument proposition in classical logic might be thought of as having a singular frequency, which is projected into a <text:span text:style-name="T10">quantum </text:span>superposition<text:span text:style-name="T6"><text:reference-ref text:reference-format="text" text:ref-name="quantum superposition">[10]</text:reference-ref></text:span> of all frequencies when using `qubit`.</text:p>
      <text:h text:style-name="P1" text:outline-level="3">References:</text:h>
      <text:p text:style-name="P7"/>
      <text:p text:style-name="P7"><text:reference-mark-start text:name="path semantical quality"/>[1]<text:reference-mark-end text:name="path semantical quality"/><text:tab/>“Path Semantical Quality”</text:p>
      <text:p text:style-name="P7"><text:tab/>Sven Nilsen, 2021</text:p>
      <text:p text:style-name="P7"><text:tab/><text:a xlink:type="simple" xlink:href="https://github.com/advancedresearch/path_semantics/blob/master/papers-wip2/path-semantical-quality.pdf" text:style-name="Internet_20_link" text:visited-style-name="Visited_20_Internet_20_Link"><text:span text:style-name="T5">https://github.com/advancedresearch/path_semantics/blob/master/papers-wip2/path-semantical-quality.pdf</text:span></text:a></text:p>
      <text:p text:style-name="P7"/>
      <text:p text:style-name="P7"><text:reference-mark-start text:name="path semantics"/>[2]<text:reference-mark-end text:name="path semantics"/><text:tab/>“Path Semantics”</text:p>
      <text:p text:style-name="P7"><text:tab/>AdvancedResearch</text:p>
      <text:p text:style-name="P7"><text:tab/><text:a xlink:type="simple" xlink:href="https://github.com/advancedresearch/path_semantics" text:style-name="Internet_20_link" text:visited-style-name="Visited_20_Internet_20_Link"><text:span text:style-name="T5">https://github.com/advancedresearch/path_semantics</text:span></text:a></text:p>
      <text:p text:style-name="P8"/>
      <text:p text:style-name="P8"><text:reference-mark-start text:name="prop"/>[<text:span text:style-name="T10">3</text:span>]<text:reference-mark-end text:name="prop"/><text:tab/>“Prop”</text:p>
      <text:p text:style-name="P8"><text:tab/>AdvancedResearch – Propositional logic with types in Rust</text:p>
      <text:p text:style-name="P8"><text:tab/><text:a xlink:type="simple" xlink:href="https://github.com/advancedresearch/prop" text:style-name="Internet_20_link" text:visited-style-name="Visited_20_Internet_20_Link"><text:span text:style-name="T5">https://github.com/advancedresearch/prop</text:span></text:a></text:p>
      <text:p text:style-name="P8"/>
      <text:p text:style-name="P8"><text:reference-mark-start text:name="pocket-prover"/>[<text:span text:style-name="T10">4</text:span>]<text:reference-mark-end text:name="pocket-prover"/><text:tab/>“Pocket-Prover”</text:p>
      <text:p text:style-name="P9"><text:span text:style-name="T9"><text:tab/>AdvancedResearch - </text:span>A fast, brute force, automatic theorem prover</text:p>
      <text:p text:style-name="P9"><text:tab/><text:a xlink:type="simple" xlink:href="https://github.com/advancedresearch/pocket_prover" text:style-name="Internet_20_link" text:visited-style-name="Visited_20_Internet_20_Link"><text:span text:style-name="T5">https://github.com/advancedresearch/pocket_prover</text:span></text:a></text:p>
      <text:p text:style-name="P7"/>
      <text:p text:style-name="P7"><text:reference-mark-start text:name="symbolic distinction"/>[<text:span text:style-name="T10">5</text:span>]<text:reference-mark-end text:name="symbolic distinction"/><text:tab/>“Symbolic Distinction”</text:p>
      <text:p text:style-name="P7"><text:tab/><text:span text:style-name="T8">Sven Nilsen, 2021</text:span></text:p>
      <text:p text:style-name="P7"><text:tab/><text:a xlink:type="simple" xlink:href="https://github.com/advancedresearch/path_semantics/blob/master/papers-wip2/symbolic-distinction.pdf" text:style-name="Internet_20_link" text:visited-style-name="Visited_20_Internet_20_Link"><text:span text:style-name="T5">https://github.com/advancedresearch/path_semantics/blob/master/papers-wip2/symbolic-distinction.pdf</text:span></text:a></text:p>
      <text:p text:style-name="P7"/>
      <text:p text:style-name="P8"><text:reference-mark-start text:name="normal paths"/>[<text:span text:style-name="T10">6</text:span>]<text:reference-mark-end text:name="normal paths"/><text:tab/>“Normal Paths”</text:p>
      <text:p text:style-name="P8"><text:tab/>Sven Nilsen, 2019</text:p>
      <text:p text:style-name="P8"><text:tab/><text:a xlink:type="simple" xlink:href="https://github.com/advancedresearch/path_semantics/blob/master/papers-wip/normal-paths.pdf" text:style-name="Internet_20_link" text:visited-style-name="Visited_20_Internet_20_Link"><text:span text:style-name="T5">https://github.com/advancedresearch/path_semantics/blob/master/papers-wip/normal-paths.pdf</text:span></text:a></text:p>
      <text:p text:style-name="P9"/>
      <text:p text:style-name="P10"><text:reference-mark-start text:name="propositional calculus"/>[7]<text:reference-mark-end text:name="propositional calculus"/><text:tab/>“Propositional calculus”</text:p>
      <text:p text:style-name="P10"><text:tab/>Wikipedia</text:p>
      <text:p text:style-name="P10"><text:tab/><text:a xlink:type="simple" xlink:href="https://en.wikipedia.org/wiki/Propositional_calculus" text:style-name="Internet_20_link" text:visited-style-name="Visited_20_Internet_20_Link"><text:span text:style-name="T5">https://en.wikipedia.org/wiki/Propositional_calculus</text:span></text:a></text:p>
      <text:p text:style-name="P10"/>
      <text:p text:style-name="P10"><text:reference-mark-start text:name="intuitionistic logic"/>[8]<text:reference-mark-end text:name="intuitionistic logic"/><text:tab/>“Intuitionistic logic”</text:p>
      <text:p text:style-name="P10"><text:tab/>Wikipedia</text:p>
      <text:p text:style-name="P10"><text:tab/><text:a xlink:type="simple" xlink:href="https://en.wikipedia.org/wiki/Intuitionistic_logic" text:style-name="Internet_20_link" text:visited-style-name="Visited_20_Internet_20_Link"><text:span text:style-name="T5">https://en.wikipedia.org/wiki/Intuitionistic_logic</text:span></text:a></text:p>
      <text:p text:style-name="P10"/>
      <text:p text:style-name="P10"><text:reference-mark-start text:name="avatar extensions"/>[9]<text:reference-mark-end text:name="avatar extensions"/><text:tab/>“Avatar Extensions”</text:p>
      <text:p text:style-name="P10"><text:tab/>AdvancedResearch – Summary page on Avatar Extensions</text:p>
      <text:p text:style-name="P10"><text:tab/><text:a xlink:type="simple" xlink:href="https://advancedresearch.github.io/avatar-extensions/summary.html" text:style-name="Internet_20_link" text:visited-style-name="Visited_20_Internet_20_Link"><text:span text:style-name="T5">https://advancedresearch.github.io/avatar-extensions/summary.html</text:span></text:a></text:p>
      <text:p text:style-name="P10"/>
      <text:p text:style-name="P10"><text:reference-mark-start text:name="quantum superposition"/>[10]<text:reference-mark-end text:name="quantum superposition"/><text:tab/>“Quantum superposition”</text:p>
      <text:p text:style-name="P10"><text:tab/>Wikipedia</text:p>
      <text:p text:style-name="P10"><text:tab/><text:a xlink:type="simple" xlink:href="https://en.wikipedia.org/wiki/Quantum_superposition" text:style-name="Internet_20_link" text:visited-style-name="Visited_20_Internet_20_Link"><text:span text:style-name="T5">https://en.wikipedia.org/wiki/Quantum_superposition</text:span></text:a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8T15:25:24.377660549</meta:creation-date>
    <dc:date>2022-05-28T18:05:13.281620578</dc:date>
    <meta:editing-duration>PT7M33S</meta:editing-duration>
    <meta:editing-cycles>1</meta:editing-cycles>
    <meta:document-statistic meta:table-count="0" meta:image-count="0" meta:object-count="0" meta:page-count="2" meta:paragraph-count="49" meta:word-count="370" meta:character-count="2925" meta:non-whitespace-character-count="2568"/>
    <meta:generator>LibreOffice/7.2.2.2$MacOSX_X86_64 LibreOffice_project/02b2acce88a210515b4a5bb2e46cbfb63fe97d56</meta:generator>
  </office:meta>
</office:document-meta>
</file>